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officeooo:rsid="0001b549" officeooo:paragraph-rsid="0001b549" style:font-size-asian="12pt" style:font-size-complex="12pt"/>
    </style:style>
    <style:style style:name="P2" style:family="paragraph" style:parent-style-name="Standard">
      <style:text-properties style:font-name="Liberation Sans" fo:font-size="12pt" fo:font-style="italic" officeooo:rsid="0001b549" officeooo:paragraph-rsid="0001b549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Liberation Sans" fo:font-size="12pt" fo:font-style="italic" fo:font-weight="bold" officeooo:rsid="0003c4b3" officeooo:paragraph-rsid="0003c4b3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style:font-name="Liberation Sans" fo:font-size="12pt" fo:font-style="italic" fo:font-weight="bold" officeooo:rsid="0003c4b3" officeooo:paragraph-rsid="00067752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style:font-name="Liberation Sans" fo:font-size="12pt" fo:font-style="italic" fo:font-weight="bold" officeooo:rsid="0003c4b3" officeooo:paragraph-rsid="00082ce4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style:font-name="Liberation Sans" fo:font-size="12pt" fo:font-style="italic" fo:font-weight="bold" officeooo:rsid="0003c4b3" officeooo:paragraph-rsid="0009883c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Liberation Sans" fo:font-size="12pt" fo:font-style="italic" fo:font-weight="bold" officeooo:rsid="00067752" officeooo:paragraph-rsid="00067752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Liberation Sans" fo:font-size="12pt" fo:font-style="italic" fo:font-weight="bold" officeooo:rsid="00067752" officeooo:paragraph-rsid="000678e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style:font-name="Liberation Sans" fo:font-size="12pt" fo:font-style="italic" fo:font-weight="bold" officeooo:rsid="00082ce4" officeooo:paragraph-rsid="00082ce4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style:font-name="Liberation Sans" fo:font-size="12pt" fo:font-style="normal" officeooo:rsid="0001b549" officeooo:paragraph-rsid="0001b549" style:font-size-asian="12pt" style:font-style-asian="normal" style:font-size-complex="12pt" style:font-style-complex="normal"/>
    </style:style>
    <style:style style:name="P11" style:family="paragraph" style:parent-style-name="Standard">
      <style:text-properties style:font-name="Liberation Sans" fo:font-size="12pt" fo:font-style="normal" fo:font-weight="normal" officeooo:rsid="0001b549" officeooo:paragraph-rsid="0001b54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ans" fo:font-size="12pt" fo:font-style="normal" style:text-underline-style="none" fo:font-weight="normal" officeooo:rsid="0003c4b3" officeooo:paragraph-rsid="0003c4b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Liberation Sans" fo:font-size="12pt" fo:font-style="normal" style:text-underline-style="none" fo:font-weight="normal" officeooo:rsid="00067752" officeooo:paragraph-rsid="0006775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Liberation Sans" fo:font-size="12pt" fo:font-style="normal" style:text-underline-style="none" fo:font-weight="normal" officeooo:rsid="00067752" officeooo:paragraph-rsid="00082ce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Liberation Sans" fo:font-size="12pt" fo:font-style="normal" style:text-underline-style="none" fo:font-weight="normal" officeooo:rsid="00067752" officeooo:paragraph-rsid="0009883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break-before="page"/>
      <style:text-properties style:font-name="Liberation Sans" fo:font-size="12pt" fo:font-style="italic" fo:font-weight="bold" officeooo:rsid="00067752" officeooo:paragraph-rsid="00067752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style:font-name="Liberation Sans" fo:font-size="12pt" fo:font-style="italic" style:text-underline-style="none" fo:font-weight="normal" officeooo:rsid="0003c4b3" officeooo:paragraph-rsid="0003c4b3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style:font-name="Liberation Sans" fo:font-size="12pt" fo:font-style="italic" style:text-underline-style="none" fo:font-weight="normal" officeooo:rsid="0003c4b3" officeooo:paragraph-rsid="0006775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font-name="Liberation Sans" fo:font-size="12pt" fo:font-style="italic" style:text-underline-style="none" fo:font-weight="normal" officeooo:rsid="0003c4b3" officeooo:paragraph-rsid="00082ce4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style:font-name="Liberation Sans" fo:font-size="12pt" fo:font-style="italic" style:text-underline-style="none" fo:font-weight="normal" officeooo:rsid="0003c4b3" officeooo:paragraph-rsid="0009883c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style:font-name="Liberation Sans" fo:font-size="12pt" fo:font-style="italic" fo:font-weight="bold" officeooo:rsid="0003c4b3" officeooo:paragraph-rsid="0009883c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style:font-name="Liberation Sans" fo:font-size="12pt" fo:font-style="normal" style:text-underline-style="none" fo:font-weight="normal" officeooo:rsid="000678ed" officeooo:paragraph-rsid="0006775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ans" fo:font-size="12pt" fo:font-style="normal" style:text-underline-style="none" fo:font-weight="normal" officeooo:rsid="00082ce4" officeooo:paragraph-rsid="00082ce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c4b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c4b3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3c4b3"/>
    </style:style>
    <style:style style:name="T7" style:family="text">
      <style:text-properties officeooo:rsid="0003c4b3"/>
    </style:style>
    <style:style style:name="T8" style:family="text">
      <style:text-properties style:text-underline-style="none" officeooo:rsid="0003c4b3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067752" style:font-style-asian="normal" style:font-style-complex="normal"/>
    </style:style>
    <style:style style:name="T11" style:family="text">
      <style:text-properties fo:font-style="normal" style:text-underline-style="none" officeooo:rsid="000678ed" style:font-style-asian="normal" style:font-style-complex="normal"/>
    </style:style>
    <style:style style:name="T12" style:family="text">
      <style:text-properties fo:font-style="normal" style:text-underline-style="none" officeooo:rsid="00082ce4" style:font-style-asian="normal" style:font-style-complex="normal"/>
    </style:style>
    <style:style style:name="T13" style:family="text">
      <style:text-properties fo:font-style="normal" style:text-underline-style="none" officeooo:rsid="0009883c" style:font-style-asian="normal" style:font-style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067752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0678ed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082ce4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09883c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0b672b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solid" style:text-underline-width="auto" style:text-underline-color="font-color" fo:font-weight="normal" officeooo:rsid="00067752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solid" style:text-underline-width="auto" style:text-underline-color="font-color" fo:font-weight="normal" officeooo:rsid="00082ce4" style:font-style-asian="normal" style:font-weight-asian="normal" style:font-style-complex="normal" style:font-weight-complex="normal"/>
    </style:style>
    <style:style style:name="T22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ES :</text:p>
      <text:p text:style-name="P1"/>
      <text:p text:style-name="P1"><text:span text:style-name="T1"><text:tab/><text:tab/>cut</text:span> [&lt;option(s)&gt;] [<text:span text:style-name="T5">file</text:span>…]</text:p>
      <text:p text:style-name="P1">Options :</text:p>
      <text:p text:style-name="P2">valeurs<text:tab/>action</text:p>
      <text:p text:style-name="P10"><text:span text:style-name="T1">-d</text:span> &lt;x&gt;<text:tab/><text:tab/><text:span text:style-name="T7">F</text:span>orce le caractère x comme séparateur. Par défaut le séparateur est <text:tab/><text:tab/><text:tab/>l’espace.</text:p>
      <text:p text:style-name="P10"><text:span text:style-name="T1">-c</text:span><text:span text:style-name="T3"> &lt;liste&gt;<text:tab/></text:span><text:span text:style-name="T4">E</text:span><text:span text:style-name="T3">xtrait tous les caractères dont le rang est désigné par la liste.</text:span></text:p>
      <text:p text:style-name="P11"><text:span text:style-name="T1">-f </text:span>&lt;liste&gt;<text:tab/><text:span text:style-name="T7">E</text:span>xtrait tous les champs dont le rang est désigné par liste.</text:p>
      <text:p text:style-name="P11"><text:tab/><text:tab/>&lt;liste&gt; peut être égale à : ‘m-n’ ou ‘m,n’ ou ‘n’.</text:p>
      <text:p text:style-name="P11"/>
      <text:p text:style-name="P11"><text:tab/><text:tab/><text:span text:style-name="T2">egrep</text:span><text:span text:style-name="T7"> [&lt;option(s)&gt;] </text:span><text:span text:style-name="T6">patern</text:span><text:span text:style-name="T8"> [file…]</text:span></text:p>
      <text:p text:style-name="P12">Options :</text:p>
      <text:p text:style-name="P17">valeurs<text:tab/>action</text:p>
      <text:p text:style-name="P3"><text:span text:style-name="T9">-v</text:span><text:span text:style-name="T14"><text:tab/><text:tab/>Affiche toutes les lignes ne contenant pas la chaîne.</text:span></text:p>
      <text:p text:style-name="P3"><text:span text:style-name="T9">-c</text:span><text:span text:style-name="T14"><text:tab/><text:tab/>Affiche le nombre de lignes contenant la chaîne.</text:span></text:p>
      <text:p text:style-name="P3"><text:span text:style-name="T9">-l</text:span><text:span text:style-name="T14"><text:tab/><text:tab/>Affiche les noms de fichiers qui contiennent la chaîne.</text:span></text:p>
      <text:p text:style-name="P3"><text:span text:style-name="T9">-n</text:span><text:span text:style-name="T14"><text:tab/><text:tab/>Affiche le numéro de ligne devant chaque ligne contenant la chaîne.</text:span></text:p>
      <text:p text:style-name="P3"><text:span text:style-name="T9">-i</text:span><text:span text:style-name="T14"><text:tab/><text:tab/>Les majuscules et minuscules sont confondues pour la recherche.</text:span></text:p>
      <text:p text:style-name="P12"/>
      <text:p text:style-name="P3"><text:span text:style-name="T14"><text:tab/><text:tab/></text:span><text:span text:style-name="T10">ps</text:span><text:span text:style-name="T15"> [&lt;option(s)</text:span><text:span text:style-name="T17">&gt;</text:span><text:span text:style-name="T15">]</text:span></text:p>
      <text:p text:style-name="P13">Options :</text:p>
      <text:p text:style-name="P18">valeurs<text:tab/>action</text:p>
      <text:p text:style-name="P4"><text:span text:style-name="T9">-</text:span><text:span text:style-name="T10">e</text:span><text:span text:style-name="T15"><text:tab/><text:tab/>Affiche tous les processus.</text:span></text:p>
      <text:p text:style-name="P4"><text:span text:style-name="T10">-f</text:span><text:span text:style-name="T15"><text:tab/><text:tab/>Permet un affichage détaillé (propriétaire, PPID…).</text:span></text:p>
      <text:p text:style-name="P4"><text:span text:style-name="T10">-H</text:span><text:span text:style-name="T15"><text:tab/><text:tab/>Affiche la hiérarchie des processus.</text:span></text:p>
      <text:p text:style-name="P13"/>
      <text:p text:style-name="P4"><text:span text:style-name="T15"><text:tab/><text:tab/></text:span><text:span text:style-name="T10">sed</text:span><text:span text:style-name="T15"> </text:span><text:span text:style-name="T20">commande</text:span><text:span text:style-name="T15"> [file…]</text:span></text:p>
      <text:p text:style-name="P13">Commandes :</text:p>
      <text:p text:style-name="P7"><text:span text:style-name="T9">-s/pattern/string/<text:tab/></text:span><text:span text:style-name="T14">Substitue la 1</text:span><text:span text:style-name="T22">er</text:span><text:span text:style-name="T14"> occurrence du pattern par string (une par ligne).</text:span></text:p>
      <text:p text:style-name="P7"><text:span text:style-name="T9">-s/pattern/string/g</text:span><text:span text:style-name="T14"><text:tab/>Substitue toutes les occurrences de pattern par string.</text:span></text:p>
      <text:p text:style-name="P13"/>
      <text:p text:style-name="P7"><text:span text:style-name="T14"><text:tab/><text:tab/></text:span><text:span text:style-name="T9">sort</text:span><text:span text:style-name="T14"> [&lt;option(s)</text:span><text:span text:style-name="T17">&gt;</text:span><text:span text:style-name="T14">] [file…]</text:span></text:p>
      <text:p text:style-name="P13">Options :</text:p>
      <text:p text:style-name="P18">valeurs<text:tab/>action</text:p>
      <text:p text:style-name="P4"><text:span text:style-name="T9">-</text:span><text:span text:style-name="T10">b</text:span><text:span text:style-name="T15"><text:tab/><text:tab/>Ignore les espaces et les tabulations en en-tête.</text:span></text:p>
      <text:p text:style-name="P4"><text:span text:style-name="T10">-d</text:span><text:span text:style-name="T15"><text:tab/><text:tab/>Seuls les lettres, les chiffres et les espaces sont évalués.</text:span></text:p>
      <text:p text:style-name="P4"><text:span text:style-name="T10">-f</text:span><text:span text:style-name="T15"><text:tab/><text:tab/>Les majuscules et minuscules sont confondues pour le tri.</text:span></text:p>
      <text:p text:style-name="P4"><text:span text:style-name="T10">-r</text:span><text:span text:style-name="T15"><text:tab/><text:tab/>Trie par ordre inverse.</text:span></text:p>
      <text:p text:style-name="P4"><text:span text:style-name="T10">-n</text:span><text:span text:style-name="T15"><text:tab/><text:tab/>Effectue un tri numérique.</text:span></text:p>
      <text:p text:style-name="P4"><text:span text:style-name="T10">-t</text:span><text:span text:style-name="T15"> &lt;x&gt;<text:tab/><text:tab/>Considère ‘x’ comme le séparateur de champs.</text:span></text:p>
      <text:p text:style-name="P4"><text:span text:style-name="T10">-k</text:span><text:span text:style-name="T15"> &lt;x&gt;<text:tab/><text:tab/>Effectue le tri sur le </text:span><text:span text:style-name="T16">(n)ième</text:span><text:span text:style-name="T15"> </text:span><text:span text:style-name="T16">champs.</text:span></text:p>
      <text:p text:style-name="P8"><text:span text:style-name="T9">+ </text:span><text:span text:style-name="T14">&lt;m.n&gt;<text:tab/></text:span><text:span text:style-name="T16">Désigne la position de départ de la clé du tri ; elle commence au (n+1)ième <text:tab/><text:tab/>caractère du (m+1)ième champs. Les champs sont séparés par une <text:tab/><text:tab/><text:tab/>tabulation (sauf si l’option ‘</text:span><text:span text:style-name="T11">-t</text:span><text:span text:style-name="T16">’ est employée).</text:span></text:p>
      <text:p text:style-name="P7"><text:span text:style-name="T9">-</text:span><text:span text:style-name="T14"> <text:s/>&lt;m.n&gt;<text:tab/></text:span><text:span text:style-name="T16">Désigne la position de fin de la clé du tri.</text:span></text:p>
      <text:p text:style-name="P7"><text:span text:style-name="T9">-o</text:span><text:span text:style-name="T14"> &lt;fichier&gt;<text:tab/></text:span><text:span text:style-name="T16">Fichier de sortie.</text:span></text:p>
      <text:p text:style-name="P24"/>
      <text:p text:style-name="P24"/>
      <text:p text:style-name="P16"><text:span text:style-name="T16"><text:tab/><text:tab/></text:span><text:span text:style-name="T12">tar</text:span><text:span text:style-name="T17"> [&lt;option(s)&gt;] -f </text:span><text:span text:style-name="T21">archive-file</text:span><text:span text:style-name="T17"> [</text:span><text:span text:style-name="T21">file | directories</text:span><text:span text:style-name="T17">]</text:span></text:p>
      <text:p text:style-name="P14">Options :</text:p>
      <text:p text:style-name="P19">valeurs<text:tab/>action</text:p>
      <text:p text:style-name="P5"><text:span text:style-name="T12">-c</text:span><text:span text:style-name="T17"><text:tab/><text:tab/>Crée une archive.</text:span></text:p>
      <text:p text:style-name="P5"><text:span text:style-name="T12">-x</text:span><text:span text:style-name="T17"><text:tab/><text:tab/>Extrait le contenu d’une archive.</text:span></text:p>
      <text:p text:style-name="P5"><text:span text:style-name="T12">-t</text:span><text:span text:style-name="T17"><text:tab/><text:tab/>Affiche le contenu de l’archive.</text:span></text:p>
      <text:p text:style-name="P5"><text:span text:style-name="T12">-z</text:span><text:span text:style-name="T17"><text:tab/><text:tab/>Compresse l’archive.</text:span></text:p>
      <text:p text:style-name="P25"/>
      <text:p text:style-name="P5"><text:span text:style-name="T17"><text:tab/><text:tab/></text:span><text:span text:style-name="T12">tr</text:span><text:span text:style-name="T17"> [&lt;option(s)&gt;] </text:span><text:span text:style-name="T21">string1</text:span><text:span text:style-name="T17"> [</text:span><text:span text:style-name="T21">string2</text:span><text:span text:style-name="T17">] [&lt; </text:span><text:span text:style-name="T21">file</text:span><text:span text:style-name="T17">]</text:span></text:p>
      <text:p text:style-name="P25"/>
      <text:p text:style-name="P9"><text:span text:style-name="T14">Par défaut, le 1</text:span><text:span text:style-name="T22">er</text:span><text:span text:style-name="T14"> caractère de ‘chaine1’ est remplacé par le 1</text:span><text:span text:style-name="T22">er</text:span><text:span text:style-name="T14"> de ‘chaine2’, le 2</text:span><text:span text:style-name="T22">ème</text:span><text:span text:style-name="T14"> de ‘chaine1’ par le 2</text:span><text:span text:style-name="T22">ème</text:span><text:span text:style-name="T14"> de ‘chaine2’, …</text:span></text:p>
      <text:p text:style-name="P14">Options :</text:p>
      <text:p text:style-name="P19">valeurs<text:tab/>action</text:p>
      <text:p text:style-name="P5"><text:span text:style-name="T12">-d</text:span><text:span text:style-name="T17"><text:tab/><text:tab/>Supprime les caractères de ‘chaine1’.</text:span></text:p>
      <text:p text:style-name="P5"><text:span text:style-name="T12">-s</text:span><text:span text:style-name="T17"><text:tab/><text:tab/>Substitue les occurrences multiples de la chaîne par une seule.</text:span></text:p>
      <text:p text:style-name="P5"><text:span text:style-name="T12">-c</text:span><text:span text:style-name="T17"><text:tab/><text:tab/>Ce sont les caractères non spécifiés dans ‘chaine1’ qui seront concernés.</text:span></text:p>
      <text:p text:style-name="P25"/>
      <text:p text:style-name="P6"><text:span text:style-name="T17"><text:tab/><text:tab/></text:span><text:span text:style-name="T12">wc</text:span><text:span text:style-name="T17"> [&lt;option(s)&gt;] </text:span><text:span text:style-name="T18">[file…]</text:span></text:p>
      <text:p text:style-name="P15">Options :</text:p>
      <text:p text:style-name="P20">valeurs<text:tab/>action</text:p>
      <text:p text:style-name="P6"><text:span text:style-name="T12">-</text:span><text:span text:style-name="T13">l</text:span><text:span text:style-name="T18"><text:tab/><text:tab/>Affiche le nombre de lignes du fichier.</text:span></text:p>
      <text:p text:style-name="P6"><text:span text:style-name="T13">-w</text:span><text:span text:style-name="T18"><text:tab/><text:tab/>Affiche le nombre de mots du fichiers.</text:span></text:p>
      <text:p text:style-name="P6"><text:span text:style-name="T13">-c</text:span><text:span text:style-name="T18"><text:tab/><text:tab/>Affiche le nombre de caractères du fichiers.</text:span></text:p>
      <text:p text:style-name="P22"><text:span text:style-name="T18"/></text:p>
      <text:p text:style-name="P26"><text:span text:style-name="T18">M</text:span><text:span text:style-name="T14">ÉTACARACTÈRES ET TESTS</text:span></text:p>
      <text:p text:style-name="P23"><text:span text:style-name="T14"/></text:p>
      <text:p text:style-name="P23"><text:span text:style-name="T9">Métacaractères du shell</text:span></text:p>
      <text:p text:style-name="P23"><text:span text:style-name="T14"><text:tab/>*<text:tab/><text:tab/>Une chaîne quelconque.</text:span></text:p>
      <text:p text:style-name="P23"><text:span text:style-name="T14"><text:tab/>?<text:tab/><text:tab/>Un caractère quelconque.</text:span></text:p>
      <text:p text:style-name="P23"><text:span text:style-name="T14"><text:tab/>[…]<text:tab/><text:tab/>Caractères possibles (ex : [abc]).</text:span></text:p>
      <text:p text:style-name="P23"><text:span text:style-name="T14"><text:tab/>[^…]<text:tab/><text:tab/>Caractères interdits.</text:span></text:p>
      <text:p text:style-name="P23"><text:span text:style-name="T14"/></text:p>
      <text:p text:style-name="P23"><text:span text:style-name="T9">Métacaractères dans les expressions régulières</text:span></text:p>
      <text:p text:style-name="P23"><text:span text:style-name="T14"><text:tab/>.<text:tab/><text:tab/>Un caractère quelconque.</text:span></text:p>
      <text:p text:style-name="P23"><text:span text:style-name="T14"><text:tab/>[…]<text:tab/><text:tab/>Caractères possibles.</text:span></text:p>
      <text:p text:style-name="P23"><text:span text:style-name="T14"><text:tab/>[^…]<text:tab/><text:tab/>Caractères interdits.</text:span></text:p>
      <text:p text:style-name="P23"><text:span text:style-name="T14"><text:tab/>^<text:tab/><text:tab/>Début de ligne.</text:span></text:p>
      <text:p text:style-name="P23"><text:span text:style-name="T14"><text:tab/>$<text:tab/><text:tab/>Fin de ligne.</text:span></text:p>
      <text:p text:style-name="P23"><text:span text:style-name="T14"><text:tab/>?<text:tab/><text:tab/>Zéro à une occurrence du caractère qui précède.</text:span></text:p>
      <text:p text:style-name="P23"><text:span text:style-name="T14"><text:tab/>*<text:tab/><text:tab/>Zéro à ‘n’ occurrence(s) du caractère qui précède.</text:span></text:p>
      <text:p text:style-name="P23"><text:span text:style-name="T14"><text:tab/>+<text:tab/><text:tab/>Une à ‘n’ occurrence(s) du caractère qui précède.</text:span></text:p>
      <text:p text:style-name="P23"><text:span text:style-name="T14"><text:tab/></text:span><text:span text:style-name="T19">{n}<text:tab/><text:tab/>‘n’ occurrences du caractère qui précède.</text:span></text:p>
      <text:p text:style-name="P23"><text:span text:style-name="T19"><text:tab/>{n, m}<text:tab/><text:tab/>‘n’ à ‘m’ occurrences du caractère qui précède.</text:span></text:p>
      <text:p text:style-name="P23"><text:span text:style-name="T19"><text:tab/>(e1|e2)<text:tab/>Expression ‘e1’ ou expression ‘e2’.</text:span></text:p>
      <text:p text:style-name="P23"><text:span text:style-name="T19"><text:tab/>\<text:tab/><text:tab/>Échappement du caractère spécial qui succède.</text:span></text:p>
      <text:p text:style-name="P23"><text:span text:style-name="T19"/></text:p>
      <text:p text:style-name="P23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2:26:56.956342653</meta:creation-date>
    <dc:date>2018-05-31T13:26:25.999224320</dc:date>
    <meta:editing-duration>PT23M14S</meta:editing-duration>
    <meta:editing-cycles>6</meta:editing-cycles>
    <meta:generator>LibreOffice/5.1.6.2$Linux_x86 LibreOffice_project/10m0$Build-2</meta:generator>
    <meta:document-statistic meta:table-count="0" meta:image-count="0" meta:object-count="0" meta:page-count="3" meta:paragraph-count="78" meta:word-count="513" meta:character-count="3187" meta:non-whitespace-character-count="2668"/>
  </office:meta>
</office:document-meta>
</file>